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Footer">
      <style:text-properties officeooo:rsid="000a5572" officeooo:paragraph-rsid="000a5572"/>
    </style:style>
    <style:style style:name="P3" style:family="paragraph" style:parent-style-name="Heading_20_1">
      <style:paragraph-properties fo:break-before="page"/>
      <style:text-properties officeooo:paragraph-rsid="000cc708"/>
    </style:style>
    <style:style style:name="P4" style:family="paragraph" style:parent-style-name="Text_20_body" style:list-style-name="List_20_4">
      <style:text-properties officeooo:rsid="000cc708" officeooo:paragraph-rsid="000cc708"/>
    </style:style>
    <style:style style:name="T1" style:family="text">
      <style:text-properties officeooo:rsid="000cc70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o de Elaboración</text:p>
      <text:h text:style-name="P3" text:outline-level="1"><text:span text:style-name="T1">Temporalización:</text:span></text:h>
      <text:list xml:id="list3916117951" text:style-name="List_20_4">
        <text:list-item>
          <text:p text:style-name="P4">Día 1: 22/09/205:</text:p>
          <text:list>
            <text:list-item>
              <text:p text:style-name="P4">Creación de la estructura de directorios</text:p>
            </text:list-item>
            <text:list-item>
              <text:p text:style-name="P4">Configuración del servidor: archivo .htdocs</text:p>
            </text:list-item>
            <text:list-item>
              <text:p text:style-name="P4">Diseño de la base de datos</text:p>
            </text:list-item>
            <text:list-item>
              <text:p text:style-name="P4">Creación de la base de dato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/>
      </style:header-style>
      <style:footer-style>
        <style:header-footer-properties fo:min-height="0.998cm" fo:margin-left="0cm" fo:margin-right="0cm" fo:margin-top="0.499cm" fo:background-color="transparent" style:dynamic-spacing="true" draw:fill="non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style:next-style-name="TFC"/>
    <style:master-page style:name="First_20_Page" style:display-name="First Page" style:page-layout-name="Mpm1" style:next-style-name="TFC"/>
    <style:master-page style:name="Index" style:page-layout-name="Mpm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2</text:page-number><text:s/>de <text:page-count>2</text:page-count></text:p>
      </style:foot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09-22T12:55:28.435207567</dc:date>
    <meta:editing-duration>PT1H12M26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2" meta:paragraph-count="9" meta:word-count="54" meta:character-count="308" meta:non-whitespace-character-count="267"/>
  </office:meta>
</office:document-meta>
</file>